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0.9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6" table:default-cell-style-name="ce1"/>
        <table:table-column table:style-name="co3" table:number-columns-repeated="1002" table:default-cell-style-name="ce1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02"/>
        </table:table-row>
        <table:table-row table:style-name="ro1">
          <table:table-cell office:value-type="string">
            <text:p>x</text:p>
          </table:table-cell>
          <table:table-cell table:number-columns-repeated="2" office:value-type="string">
            <text:p>C43</text:p>
          </table:table-cell>
          <table:table-cell office:value-type="string">
            <text:p>x</text:p>
          </table:table-cell>
          <table:table-cell office:value-type="string">
            <text:p>C43</text:p>
          </table:table-cell>
          <table:table-cell office:value-type="string">
            <text:p>LT4</text:p>
          </table:table-cell>
          <table:table-cell table:number-columns-repeated="7" office:value-type="string">
            <text:p>x</text:p>
          </table:table-cell>
          <table:table-cell office:value-type="string">
            <text:p>R2P</text:p>
          </table:table-cell>
          <table:table-cell table:number-columns-repeated="5" office:value-type="string">
            <text:p>x</text:p>
          </table:table-cell>
          <table:table-cell office:value-type="string">
            <text:p>X1B</text:p>
          </table:table-cell>
          <table:table-cell office:value-type="string">
            <text:p>T34</text:p>
          </table:table-cell>
          <table:table-cell office:value-type="string">
            <text:p>FDG</text:p>
          </table:table-cell>
          <table:table-cell table:number-columns-repeated="1002"/>
        </table:table-row>
        <table:table-row table:style-name="ro1"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FJD</text:p>
          </table:table-cell>
          <table:table-cell office:value-type="string">
            <text:p>x</text:p>
          </table:table-cell>
          <table:table-cell table:number-columns-repeated="2" office:value-type="string">
            <text:p>T2D</text:p>
          </table:table-cell>
          <table:table-cell office:value-type="string">
            <text:p>x</text:p>
          </table:table-cell>
          <table:table-cell office:value-type="string">
            <text:p>V2B</text:p>
          </table:table-cell>
          <table:table-cell table:number-columns-repeated="5" office:value-type="string">
            <text:p>x</text:p>
          </table:table-cell>
          <table:table-cell office:value-type="string">
            <text:p>N2N</text:p>
          </table:table-cell>
          <table:table-cell table:number-columns-repeated="4" office:value-type="string">
            <text:p>x</text:p>
          </table:table-cell>
          <table:table-cell office:value-type="string">
            <text:p>LTM</text:p>
          </table:table-cell>
          <table:table-cell office:value-type="string">
            <text:p>X1B</text:p>
          </table:table-cell>
          <table:table-cell office:value-type="string">
            <text:p>X2B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office:value-type="string">
            <text:p>x</text:p>
          </table:table-cell>
          <table:table-cell table:number-columns-repeated="2" office:value-type="string">
            <text:p>T2D</text:p>
          </table:table-cell>
          <table:table-cell office:value-type="string">
            <text:p>C43</text:p>
          </table:table-cell>
          <table:table-cell office:value-type="string">
            <text:p>T2D</text:p>
          </table:table-cell>
          <table:table-cell office:value-type="string">
            <text:p>LT4</text:p>
          </table:table-cell>
          <table:table-cell office:value-type="string">
            <text:p>V1N</text:p>
          </table:table-cell>
          <table:table-cell office:value-type="string">
            <text:p>FDN</text:p>
          </table:table-cell>
          <table:table-cell office:value-type="string">
            <text:p>N4N</text:p>
          </table:table-cell>
          <table:table-cell office:value-type="string">
            <text:p>x</text:p>
          </table:table-cell>
          <table:table-cell table:number-columns-repeated="2" office:value-type="string">
            <text:p>V2B</text:p>
          </table:table-cell>
          <table:table-cell office:value-type="string">
            <text:p>V1N</text:p>
          </table:table-cell>
          <table:table-cell office:value-type="string">
            <text:p>N2N</text:p>
          </table:table-cell>
          <table:table-cell table:number-columns-repeated="4"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1B</text:p>
          </table:table-cell>
          <table:table-cell office:value-type="string">
            <text:p>X2B</text:p>
          </table:table-cell>
          <table:table-cell office:value-type="string">
            <text:p>R2P</text:p>
          </table:table-cell>
          <table:table-cell table:number-columns-repeated="1002"/>
        </table:table-row>
        <table:table-row table:style-name="ro1">
          <table:table-cell office:value-type="string">
            <text:p>C43</text:p>
          </table:table-cell>
          <table:table-cell office:value-type="string">
            <text:p>T2D</text:p>
          </table:table-cell>
          <table:table-cell office:value-type="string">
            <text:p>R2P</text:p>
          </table:table-cell>
          <table:table-cell office:value-type="string">
            <text:p>V2B</text:p>
          </table:table-cell>
          <table:table-cell table:number-columns-repeated="2" office:value-type="string">
            <text:p>T2D</text:p>
          </table:table-cell>
          <table:table-cell office:value-type="string">
            <text:p>V1N</text:p>
          </table:table-cell>
          <table:table-cell office:value-type="string">
            <text:p>FDN</text:p>
          </table:table-cell>
          <table:table-cell office:value-type="string">
            <text:p>V1N</text:p>
          </table:table-cell>
          <table:table-cell office:value-type="string">
            <text:p>R3B</text:p>
          </table:table-cell>
          <table:table-cell office:value-type="string">
            <text:p>V2B</text:p>
          </table:table-cell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FDN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1B</text:p>
          </table:table-cell>
          <table:table-cell office:value-type="string">
            <text:p>V1N</text:p>
          </table:table-cell>
          <table:table-cell office:value-type="string">
            <text:p>N3N</text:p>
          </table:table-cell>
          <table:table-cell table:number-columns-repeated="1002"/>
        </table:table-row>
        <table:table-row table:style-name="ro1"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R2P</text:p>
          </table:table-cell>
          <table:table-cell office:value-type="string">
            <text:p>V1N</text:p>
          </table:table-cell>
          <table:table-cell table:number-columns-repeated="2" office:value-type="string">
            <text:p>T2D</text:p>
          </table:table-cell>
          <table:table-cell office:value-type="string">
            <text:p>FDN</text:p>
          </table:table-cell>
          <table:table-cell office:value-type="string">
            <text:p>LTM</text:p>
          </table:table-cell>
          <table:table-cell office:value-type="string">
            <text:p>N4N</text:p>
          </table:table-cell>
          <table:table-cell office:value-type="string">
            <text:p>V1N</text:p>
          </table:table-cell>
          <table:table-cell office:value-type="string">
            <text:p>V2B</text:p>
          </table:table-cell>
          <table:table-cell table:number-columns-repeated="2" office:value-type="string">
            <text:p>V1N</text:p>
          </table:table-cell>
          <table:table-cell office:value-type="string">
            <text:p>N4N</text:p>
          </table:table-cell>
          <table:table-cell office:value-type="string">
            <text:p>FDO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LTM</text:p>
          </table:table-cell>
          <table:table-cell office:value-type="string">
            <text:p>N3N</text:p>
          </table:table-cell>
          <table:table-cell office:value-type="string">
            <text:p>R2P</text:p>
          </table:table-cell>
          <table:table-cell office:value-type="string">
            <text:p>V1N</text:p>
          </table:table-cell>
          <table:table-cell office:value-type="string">
            <text:p>R2P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T2D</text:p>
          </table:table-cell>
          <table:table-cell table:number-columns-repeated="2" office:value-type="string">
            <text:p>R2P</text:p>
          </table:table-cell>
          <table:table-cell table:number-columns-repeated="2" office:value-type="string">
            <text:p>T2D</text:p>
          </table:table-cell>
          <table:table-cell office:value-type="string">
            <text:p>R2N</text:p>
          </table:table-cell>
          <table:table-cell office:value-type="string">
            <text:p>T2D</text:p>
          </table:table-cell>
          <table:table-cell office:value-type="string">
            <text:p>N4N</text:p>
          </table:table-cell>
          <table:table-cell office:value-type="string">
            <text:p>R3B</text:p>
          </table:table-cell>
          <table:table-cell office:value-type="string">
            <text:p>V2B</text:p>
          </table:table-cell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N3N</text:p>
          </table:table-cell>
          <table:table-cell office:value-type="string">
            <text:p>FDO</text:p>
          </table:table-cell>
          <table:table-cell office:value-type="string">
            <text:p>FDE</text:p>
          </table:table-cell>
          <table:table-cell office:value-type="string">
            <text:p>LTM</text:p>
          </table:table-cell>
          <table:table-cell office:value-type="string">
            <text:p>x</text:p>
          </table:table-cell>
          <table:table-cell office:value-type="string">
            <text:p>N4N</text:p>
          </table:table-cell>
          <table:table-cell office:value-type="string">
            <text:p>X1B</text:p>
          </table:table-cell>
          <table:table-cell office:value-type="string">
            <text:p>V1N</text:p>
          </table:table-cell>
          <table:table-cell office:value-type="string">
            <text:p>FDG</text:p>
          </table:table-cell>
          <table:table-cell table:number-columns-repeated="1002"/>
        </table:table-row>
        <table:table-row table:style-name="ro1">
          <table:table-cell table:number-columns-repeated="2" office:value-type="string">
            <text:p>T2D</text:p>
          </table:table-cell>
          <table:table-cell office:value-type="string">
            <text:p>V1N</text:p>
          </table:table-cell>
          <table:table-cell office:value-type="string">
            <text:p>R2P</text:p>
          </table:table-cell>
          <table:table-cell office:value-type="string">
            <text:p>T2D</text:p>
          </table:table-cell>
          <table:table-cell office:value-type="string">
            <text:p>LT4</text:p>
          </table:table-cell>
          <table:table-cell office:value-type="string">
            <text:p>R4B</text:p>
          </table:table-cell>
          <table:table-cell office:value-type="string">
            <text:p>T2D</text:p>
          </table:table-cell>
          <table:table-cell table:number-columns-repeated="2" office:value-type="string">
            <text:p>V1N</text:p>
          </table:table-cell>
          <table:table-cell office:value-type="string">
            <text:p>V2B</text:p>
          </table:table-cell>
          <table:table-cell table:number-columns-repeated="3"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X1B</text:p>
          </table:table-cell>
          <table:table-cell office:value-type="string">
            <text:p>N6B</text:p>
          </table:table-cell>
          <table:table-cell office:value-type="string">
            <text:p>X1B</text:p>
          </table:table-cell>
          <table:table-cell office:value-type="string">
            <text:p>T34</text:p>
          </table:table-cell>
          <table:table-cell office:value-type="string">
            <text:p>FDG</text:p>
          </table:table-cell>
          <table:table-cell table:number-columns-repeated="1002"/>
        </table:table-row>
        <table:table-row table:style-name="ro1">
          <table:table-cell office:value-type="string">
            <text:p>N2B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R2P</text:p>
          </table:table-cell>
          <table:table-cell office:value-type="string">
            <text:p>T5A</text:p>
          </table:table-cell>
          <table:table-cell office:value-type="string">
            <text:p>LT4</text:p>
          </table:table-cell>
          <table:table-cell office:value-type="string">
            <text:p>R2N</text:p>
          </table:table-cell>
          <table:table-cell office:value-type="string">
            <text:p>T2D</text:p>
          </table:table-cell>
          <table:table-cell office:value-type="string">
            <text:p>N4N</text:p>
          </table:table-cell>
          <table:table-cell office:value-type="string">
            <text:p>R3B</text:p>
          </table:table-cell>
          <table:table-cell office:value-type="string">
            <text:p>LTL</text:p>
          </table:table-cell>
          <table:table-cell office:value-type="string">
            <text:p>V1N</text:p>
          </table:table-cell>
          <table:table-cell office:value-type="string">
            <text:p>N3P</text:p>
          </table:table-cell>
          <table:table-cell office:value-type="string">
            <text:p>V1N</text:p>
          </table:table-cell>
          <table:table-cell table:number-columns-repeated="3" office:value-type="string">
            <text:p>x</text:p>
          </table:table-cell>
          <table:table-cell office:value-type="string">
            <text:p>X1B</text:p>
          </table:table-cell>
          <table:table-cell office:value-type="string">
            <text:p>V1N</text:p>
          </table:table-cell>
          <table:table-cell office:value-type="string">
            <text:p>X1B</text:p>
          </table:table-cell>
          <table:table-cell table:number-columns-repeated="2" office:value-type="string">
            <text:p>V1N</text:p>
          </table:table-cell>
          <table:table-cell table:number-columns-repeated="1002"/>
        </table:table-row>
        <table:table-row table:style-name="ro1">
          <table:table-cell office:value-type="string">
            <text:p>N2N</text:p>
          </table:table-cell>
          <table:table-cell office:value-type="string">
            <text:p>V1N</text:p>
          </table:table-cell>
          <table:table-cell office:value-type="string">
            <text:p>C43</text:p>
          </table:table-cell>
          <table:table-cell office:value-type="string">
            <text:p>N3N</text:p>
          </table:table-cell>
          <table:table-cell office:value-type="string">
            <text:p>T5A</text:p>
          </table:table-cell>
          <table:table-cell table:number-columns-repeated="2"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N4N</text:p>
          </table:table-cell>
          <table:table-cell office:value-type="string">
            <text:p>V1N</text:p>
          </table:table-cell>
          <table:table-cell office:value-type="string">
            <text:p>N2P</text:p>
          </table:table-cell>
          <table:table-cell office:value-type="string">
            <text:p>V1N</text:p>
          </table:table-cell>
          <table:table-cell office:value-type="string">
            <text:p>R2P</text:p>
          </table:table-cell>
          <table:table-cell office:value-type="string">
            <text:p>LTL</text:p>
          </table:table-cell>
          <table:table-cell office:value-type="string">
            <text:p>x</text:p>
          </table:table-cell>
          <table:table-cell office:value-type="string">
            <text:p>X1B</text:p>
          </table:table-cell>
          <table:table-cell table:number-columns-repeated="2"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1B</text:p>
          </table:table-cell>
          <table:table-cell office:value-type="string">
            <text:p>T34</text:p>
          </table:table-cell>
          <table:table-cell office:value-type="string">
            <text:p>FDG</text:p>
          </table:table-cell>
          <table:table-cell table:number-columns-repeated="1002"/>
        </table:table-row>
        <table:table-row table:style-name="ro1">
          <table:table-cell office:value-type="string">
            <text:p>LT4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T5A</text:p>
          </table:table-cell>
          <table:table-cell office:value-type="string">
            <text:p>R2P</text:p>
          </table:table-cell>
          <table:table-cell office:value-type="string">
            <text:p>N4N</text:p>
          </table:table-cell>
          <table:table-cell office:value-type="string">
            <text:p>V2B</text:p>
          </table:table-cell>
          <table:table-cell table:number-columns-repeated="2" office:value-type="string">
            <text:p>V1N</text:p>
          </table:table-cell>
          <table:table-cell office:value-type="string">
            <text:p>R2P</text:p>
          </table:table-cell>
          <table:table-cell office:value-type="string">
            <text:p>V1N</text:p>
          </table:table-cell>
          <table:table-cell office:value-type="string">
            <text:p>R2P</text:p>
          </table:table-cell>
          <table:table-cell office:value-type="string">
            <text:p>V1N</text:p>
          </table:table-cell>
          <table:table-cell office:value-type="string">
            <text:p>FDG</text:p>
          </table:table-cell>
          <table:table-cell office:value-type="string">
            <text:p>N2N</text:p>
          </table:table-cell>
          <table:table-cell table:number-columns-repeated="2"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1B</text:p>
          </table:table-cell>
          <table:table-cell office:value-type="string">
            <text:p>X2B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office:value-type="string">
            <text:p>LT4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N4N</text:p>
          </table:table-cell>
          <table:table-cell office:value-type="string">
            <text:p>LTL</text:p>
          </table:table-cell>
          <table:table-cell table:number-columns-repeated="2"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FDN</text:p>
          </table:table-cell>
          <table:table-cell office:value-type="string">
            <text:p>N2P</text:p>
          </table:table-cell>
          <table:table-cell office:value-type="string">
            <text:p>V1N</text:p>
          </table:table-cell>
          <table:table-cell table:number-columns-repeated="2" office:value-type="string">
            <text:p>x</text:p>
          </table:table-cell>
          <table:table-cell office:value-type="string">
            <text:p>N8B</text:p>
          </table:table-cell>
          <table:table-cell office:value-type="string">
            <text:p>V1N</text:p>
          </table:table-cell>
          <table:table-cell office:value-type="string">
            <text:p>X2B</text:p>
          </table:table-cell>
          <table:table-cell office:value-type="string">
            <text:p>K1B</text:p>
          </table:table-cell>
          <table:table-cell table:number-columns-repeated="1002"/>
        </table:table-row>
        <table:table-row table:style-name="ro1">
          <table:table-cell office:value-type="string">
            <text:p>X1B</text:p>
          </table:table-cell>
          <table:table-cell office:value-type="string">
            <text:p>V1N</text:p>
          </table:table-cell>
          <table:table-cell/>
          <table:table-cell office:value-type="string">
            <text:p>T2D</text:p>
          </table:table-cell>
          <table:table-cell office:value-type="string">
            <text:p>T5A</text:p>
          </table:table-cell>
          <table:table-cell office:value-type="string">
            <text:p>T2D</text:p>
          </table:table-cell>
          <table:table-cell office:value-type="string">
            <text:p>N2N</text:p>
          </table:table-cell>
          <table:table-cell office:value-type="string">
            <text:p>FDO</text:p>
          </table:table-cell>
          <table:table-cell table:number-columns-repeated="2" office:value-type="string">
            <text:p>x</text:p>
          </table:table-cell>
          <table:table-cell office:value-type="string">
            <text:p>R3N</text:p>
          </table:table-cell>
          <table:table-cell office:value-type="string">
            <text:p>V1N</text:p>
          </table:table-cell>
          <table:table-cell office:value-type="string">
            <text:p>R2B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K1B</text:p>
          </table:table-cell>
          <table:table-cell office:value-type="string">
            <text:p>LTM</text:p>
          </table:table-cell>
          <table:table-cell office:value-type="string">
            <text:p>X1B</text:p>
          </table:table-cell>
          <table:table-cell office:value-type="string">
            <text:p>N8B</text:p>
          </table:table-cell>
          <table:table-cell office:value-type="string">
            <text:p>X1B</text:p>
          </table:table-cell>
          <table:table-cell office:value-type="string">
            <text:p>X2B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office:value-type="string">
            <text:p>LT4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T5A</text:p>
          </table:table-cell>
          <table:table-cell office:value-type="string">
            <text:p>T2D</text:p>
          </table:table-cell>
          <table:table-cell office:value-type="string">
            <text:p>R2P</text:p>
          </table:table-cell>
          <table:table-cell office:value-type="string">
            <text:p>R2N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FDG</text:p>
          </table:table-cell>
          <table:table-cell table:number-columns-repeated="3"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K2B</text:p>
          </table:table-cell>
          <table:table-cell office:value-type="string">
            <text:p>x</text:p>
          </table:table-cell>
          <table:table-cell office:value-type="string">
            <text:p>X1B</text:p>
          </table:table-cell>
          <table:table-cell office:value-type="string">
            <text:p>N6B</text:p>
          </table:table-cell>
          <table:table-cell office:value-type="string">
            <text:p>X1B</text:p>
          </table:table-cell>
          <table:table-cell office:value-type="string">
            <text:p>T34</text:p>
          </table:table-cell>
          <table:table-cell office:value-type="string">
            <text:p>T2D</text:p>
          </table:table-cell>
          <table:table-cell table:number-columns-repeated="1002"/>
        </table:table-row>
        <table:table-row table:style-name="ro1">
          <table:table-cell office:value-type="string">
            <text:p>N2B</text:p>
          </table:table-cell>
          <table:table-cell office:value-type="string">
            <text:p>C43</text:p>
          </table:table-cell>
          <table:table-cell/>
          <table:table-cell office:value-type="string">
            <text:p>x</text:p>
          </table:table-cell>
          <table:table-cell office:value-type="string">
            <text:p>T5A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LTL</text:p>
          </table:table-cell>
          <table:table-cell office:value-type="string">
            <text:p>V1N</text:p>
          </table:table-cell>
          <table:table-cell office:value-type="string">
            <text:p>FDO</text:p>
          </table:table-cell>
          <table:table-cell office:value-type="string">
            <text:p>V2B</text:p>
          </table:table-cell>
          <table:table-cell table:number-columns-repeated="2" office:value-type="string">
            <text:p>V1N</text:p>
          </table:table-cell>
          <table:table-cell office:value-type="string">
            <text:p>N4N</text:p>
          </table:table-cell>
          <table:table-cell table:number-columns-repeated="3" office:value-type="string">
            <text:p>x</text:p>
          </table:table-cell>
          <table:table-cell office:value-type="string">
            <text:p>X1B</text:p>
          </table:table-cell>
          <table:table-cell office:value-type="string">
            <text:p>N8B</text:p>
          </table:table-cell>
          <table:table-cell office:value-type="string">
            <text:p>X2B</text:p>
          </table:table-cell>
          <table:table-cell office:value-type="string">
            <text:p>N8B</text:p>
          </table:table-cell>
          <table:table-cell office:value-type="string">
            <text:p>T2D</text:p>
          </table:table-cell>
          <table:table-cell table:number-columns-repeated="1002"/>
        </table:table-row>
        <table:table-row table:style-name="ro1">
          <table:table-cell office:value-type="string">
            <text:p>LT4</text:p>
          </table:table-cell>
          <table:table-cell office:value-type="string">
            <text:p>x</text:p>
          </table:table-cell>
          <table:table-cell/>
          <table:table-cell office:value-type="string">
            <text:p>C43</text:p>
          </table:table-cell>
          <table:table-cell office:value-type="string">
            <text:p>LT4</text:p>
          </table:table-cell>
          <table:table-cell office:value-type="string">
            <text:p>C43</text:p>
          </table:table-cell>
          <table:table-cell office:value-type="string">
            <text:p>V1N</text:p>
          </table:table-cell>
          <table:table-cell office:value-type="string">
            <text:p>V2B</text:p>
          </table:table-cell>
          <table:table-cell office:value-type="string">
            <text:p>T2D</text:p>
          </table:table-cell>
          <table:table-cell office:value-type="string">
            <text:p>R2P</text:p>
          </table:table-cell>
          <table:table-cell office:value-type="string">
            <text:p>x</text:p>
          </table:table-cell>
          <table:table-cell table:number-columns-repeated="3" office:value-type="string">
            <text:p>V1N</text:p>
          </table:table-cell>
          <table:table-cell office:value-type="string">
            <text:p>N2P</text:p>
          </table:table-cell>
          <table:table-cell table:number-columns-repeated="3" office:value-type="string">
            <text:p>x</text:p>
          </table:table-cell>
          <table:table-cell office:value-type="string">
            <text:p>N9B</text:p>
          </table:table-cell>
          <table:table-cell office:value-type="string">
            <text:p>X1B</text:p>
          </table:table-cell>
          <table:table-cell office:value-type="string">
            <text:p>N2N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office:value-type="string">
            <text:p>N2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V2B</text:p>
          </table:table-cell>
          <table:table-cell office:value-type="string">
            <text:p>T2D</text:p>
          </table:table-cell>
          <table:table-cell office:value-type="string">
            <text:p>N2P</text:p>
          </table:table-cell>
          <table:table-cell office:value-type="string">
            <text:p>x</text:p>
          </table:table-cell>
          <table:table-cell office:value-type="string">
            <text:p>R2P</text:p>
          </table:table-cell>
          <table:table-cell office:value-type="string">
            <text:p>V1N</text:p>
          </table:table-cell>
          <table:table-cell office:value-type="string">
            <text:p>LTL</text:p>
          </table:table-cell>
          <table:table-cell office:value-type="string">
            <text:p>R2N</text:p>
          </table:table-cell>
          <table:table-cell office:value-type="string">
            <text:p>LTM</text:p>
          </table:table-cell>
          <table:table-cell table:number-columns-repeated="2" office:value-type="string">
            <text:p>x</text:p>
          </table:table-cell>
          <table:table-cell office:value-type="string">
            <text:p>X2B</text:p>
          </table:table-cell>
          <table:table-cell office:value-type="string">
            <text:p>X1B</text:p>
          </table:table-cell>
          <table:table-cell office:value-type="string">
            <text:p>N2N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T5A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T2D</text:p>
          </table:table-cell>
          <table:table-cell office:value-type="string">
            <text:p>V1N</text:p>
          </table:table-cell>
          <table:table-cell office:value-type="string">
            <text:p>FDO</text:p>
          </table:table-cell>
          <table:table-cell table:number-columns-repeated="2" office:value-type="string">
            <text:p>V1N</text:p>
          </table:table-cell>
          <table:table-cell office:value-type="string">
            <text:p>LTL</text:p>
          </table:table-cell>
          <table:table-cell office:value-type="string">
            <text:p>V1N</text:p>
          </table:table-cell>
          <table:table-cell table:number-columns-repeated="2" office:value-type="string">
            <text:p>x</text:p>
          </table:table-cell>
          <table:table-cell office:value-type="string">
            <text:p>LTM</text:p>
          </table:table-cell>
          <table:table-cell office:value-type="string">
            <text:p>X1B</text:p>
          </table:table-cell>
          <table:table-cell office:value-type="string">
            <text:p>V1N</text:p>
          </table:table-cell>
          <table:table-cell office:value-type="string">
            <text:p>N8B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V2B</text:p>
          </table:table-cell>
          <table:table-cell/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V2B</text:p>
          </table:table-cell>
          <table:table-cell office:value-type="string">
            <text:p>R3B</text:p>
          </table:table-cell>
          <table:table-cell office:value-type="string">
            <text:p>FDO</text:p>
          </table:table-cell>
          <table:table-cell table:number-columns-repeated="3" office:value-type="string">
            <text:p>V1N</text:p>
          </table:table-cell>
          <table:table-cell office:value-type="string">
            <text:p>N2N</text:p>
          </table:table-cell>
          <table:table-cell office:value-type="string">
            <text:p>X1B</text:p>
          </table:table-cell>
          <table:table-cell table:number-columns-repeated="2" office:value-type="string">
            <text:p>LTM</text:p>
          </table:table-cell>
          <table:table-cell office:value-type="string">
            <text:p>X1B</text:p>
          </table:table-cell>
          <table:table-cell office:value-type="string">
            <text:p>N8B</text:p>
          </table:table-cell>
          <table:table-cell office:value-type="string">
            <text:p>N2N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V2B</text:p>
          </table:table-cell>
          <table:table-cell/>
          <table:table-cell office:value-type="string">
            <text:p>R2N</text:p>
          </table:table-cell>
          <table:table-cell office:value-type="string">
            <text:p>T2D</text:p>
          </table:table-cell>
          <table:table-cell office:value-type="string">
            <text:p>V2B</text:p>
          </table:table-cell>
          <table:table-cell office:value-type="string">
            <text:p>x</text:p>
          </table:table-cell>
          <table:table-cell office:value-type="string">
            <text:p>N2N</text:p>
          </table:table-cell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N4N</text:p>
          </table:table-cell>
          <table:table-cell office:value-type="string">
            <text:p>N2P</text:p>
          </table:table-cell>
          <table:table-cell office:value-type="string">
            <text:p>X1B</text:p>
          </table:table-cell>
          <table:table-cell table:number-columns-repeated="2" office:value-type="string">
            <text:p>LTM</text:p>
          </table:table-cell>
          <table:table-cell office:value-type="string">
            <text:p>X1B</text:p>
          </table:table-cell>
          <table:table-cell office:value-type="string">
            <text:p>N2N</text:p>
          </table:table-cell>
          <table:table-cell office:value-type="string">
            <text:p>x</text:p>
          </table:table-cell>
          <table:table-cell office:value-type="string">
            <text:p>T2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V1N</text:p>
          </table:table-cell>
          <table:table-cell/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N4N</text:p>
          </table:table-cell>
          <table:table-cell office:value-type="string">
            <text:p>x</text:p>
          </table:table-cell>
          <table:table-cell office:value-type="string">
            <text:p>V2B</text:p>
          </table:table-cell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N4N</text:p>
          </table:table-cell>
          <table:table-cell office:value-type="string">
            <text:p>V1N</text:p>
          </table:table-cell>
          <table:table-cell office:value-type="string">
            <text:p>X2B</text:p>
          </table:table-cell>
          <table:table-cell office:value-type="string">
            <text:p>x</text:p>
          </table:table-cell>
          <table:table-cell office:value-type="string">
            <text:p>LTM</text:p>
          </table:table-cell>
          <table:table-cell table:number-columns-repeated="2" office:value-type="string">
            <text:p>N2N</text:p>
          </table:table-cell>
          <table:table-cell office:value-type="string">
            <text:p>N8B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/>
          <table:table-cell table:number-columns-repeated="2" office:value-type="string">
            <text:p>V1N</text:p>
          </table:table-cell>
          <table:table-cell office:value-type="string">
            <text:p>N4N</text:p>
          </table:table-cell>
          <table:table-cell office:value-type="string">
            <text:p>N3N</text:p>
          </table:table-cell>
          <table:table-cell office:value-type="string">
            <text:p>N2P</text:p>
          </table:table-cell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N4N</text:p>
          </table:table-cell>
          <table:table-cell office:value-type="string">
            <text:p>x</text:p>
          </table:table-cell>
          <table:table-cell office:value-type="string">
            <text:p>N8B</text:p>
          </table:table-cell>
          <table:table-cell office:value-type="string">
            <text:p>x</text:p>
          </table:table-cell>
          <table:table-cell office:value-type="string">
            <text:p>LTM</text:p>
          </table:table-cell>
          <table:table-cell office:value-type="string">
            <text:p>N8B</text:p>
          </table:table-cell>
          <table:table-cell office:value-type="string">
            <text:p>R2N</text:p>
          </table:table-cell>
          <table:table-cell office:value-type="string">
            <text:p>N8B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/>
          <table:table-cell office:value-type="string">
            <text:p>N4N</text:p>
          </table:table-cell>
          <table:table-cell office:value-type="string">
            <text:p>V1N</text:p>
          </table:table-cell>
          <table:table-cell office:value-type="string">
            <text:p>N4N</text:p>
          </table:table-cell>
          <table:table-cell office:value-type="string">
            <text:p>N2N</text:p>
          </table:table-cell>
          <table:table-cell office:value-type="string">
            <text:p>R2P</text:p>
          </table:table-cell>
          <table:table-cell office:value-type="string">
            <text:p>V2B</text:p>
          </table:table-cell>
          <table:table-cell office:value-type="string">
            <text:p>x</text:p>
          </table:table-cell>
          <table:table-cell office:value-type="string">
            <text:p>N4N</text:p>
          </table:table-cell>
          <table:table-cell office:value-type="string">
            <text:p>x</text:p>
          </table:table-cell>
          <table:table-cell office:value-type="string">
            <text:p>N2N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N2N</text:p>
          </table:table-cell>
          <table:table-cell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/>
          <table:table-cell office:value-type="string">
            <text:p>N4N</text:p>
          </table:table-cell>
          <table:table-cell table:number-columns-repeated="2"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N2P</text:p>
          </table:table-cell>
          <table:table-cell office:value-type="string">
            <text:p>K2B</text:p>
          </table:table-cell>
          <table:table-cell table:number-columns-repeated="2" office:value-type="string">
            <text:p>N4N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2B</text:p>
          </table:table-cell>
          <table:table-cell table:number-columns-repeated="3"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/>
          <table:table-cell office:value-type="string">
            <text:p>N4N</text:p>
          </table:table-cell>
          <table:table-cell office:value-type="string">
            <text:p>C43</text:p>
          </table:table-cell>
          <table:table-cell office:value-type="string">
            <text:p>R3P</text:p>
          </table:table-cell>
          <table:table-cell office:value-type="string">
            <text:p>N3N</text:p>
          </table:table-cell>
          <table:table-cell office:value-type="string">
            <text:p>FDO</text:p>
          </table:table-cell>
          <table:table-cell table:number-columns-repeated="2" office:value-type="string">
            <text:p>V1N</text:p>
          </table:table-cell>
          <table:table-cell office:value-type="string">
            <text:p>N4N</text:p>
          </table:table-cell>
          <table:table-cell office:value-type="string">
            <text:p>N2B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N2N</text:p>
          </table:table-cell>
          <table:table-cell office:value-type="string">
            <text:p>V1N</text:p>
          </table:table-cell>
          <table:table-cell office:value-type="string">
            <text:p>N2N</text:p>
          </table:table-cell>
          <table:table-cell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/>
          <table:table-cell office:value-type="string">
            <text:p>N4N</text:p>
          </table:table-cell>
          <table:table-cell office:value-type="string">
            <text:p>x</text:p>
          </table:table-cell>
          <table:table-cell office:value-type="string">
            <text:p>K2B</text:p>
          </table:table-cell>
          <table:table-cell office:value-type="string">
            <text:p>R2N</text:p>
          </table:table-cell>
          <table:table-cell office:value-type="string">
            <text:p>N2B</text:p>
          </table:table-cell>
          <table:table-cell table:number-columns-repeated="2" office:value-type="string">
            <text:p>V1N</text:p>
          </table:table-cell>
          <table:table-cell office:value-type="string">
            <text:p>N4N</text:p>
          </table:table-cell>
          <table:table-cell office:value-type="string">
            <text:p>N2N</text:p>
          </table:table-cell>
          <table:table-cell office:value-type="string">
            <text:p>x</text:p>
          </table:table-cell>
          <table:table-cell office:value-type="string">
            <text:p>LTM</text:p>
          </table:table-cell>
          <table:table-cell/>
          <table:table-cell office:value-type="string">
            <text:p>R2N</text:p>
          </table:table-cell>
          <table:table-cell office:value-type="string">
            <text:p>N2N</text:p>
          </table:table-cell>
          <table:table-cell office:value-type="string">
            <text:p>X2B</text:p>
          </table:table-cell>
          <table:table-cell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/>
          <table:table-cell office:value-type="string">
            <text:p>N4N</text:p>
          </table:table-cell>
          <table:table-cell/>
          <table:table-cell office:value-type="string">
            <text:p>R2B</text:p>
          </table:table-cell>
          <table:table-cell office:value-type="string">
            <text:p>R2N</text:p>
          </table:table-cell>
          <table:table-cell office:value-type="string">
            <text:p>V2B</text:p>
          </table:table-cell>
          <table:table-cell office:value-type="string">
            <text:p>K2B</text:p>
          </table:table-cell>
          <table:table-cell office:value-type="string">
            <text:p>V1N</text:p>
          </table:table-cell>
          <table:table-cell office:value-type="string">
            <text:p>LTL</text:p>
          </table:table-cell>
          <table:table-cell office:value-type="string">
            <text:p>N2N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2B</text:p>
          </table:table-cell>
          <table:table-cell table:number-columns-repeated="2" office:value-type="string">
            <text:p>N2N</text:p>
          </table:table-cell>
          <table:table-cell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/>
          <table:table-cell office:value-type="string">
            <text:p>N4N</text:p>
          </table:table-cell>
          <table:table-cell/>
          <table:table-cell office:value-type="string">
            <text:p>V1N</text:p>
          </table:table-cell>
          <table:table-cell office:value-type="string">
            <text:p>N2N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LTM</text:p>
          </table:table-cell>
          <table:table-cell office:value-type="string">
            <text:p>FDM</text:p>
          </table:table-cell>
          <table:table-cell office:value-type="string">
            <text:p>LTM</text:p>
          </table:table-cell>
          <table:table-cell office:value-type="string">
            <text:p>x</text:p>
          </table:table-cell>
          <table:table-cell/>
          <table:table-cell office:value-type="string">
            <text:p>N2N</text:p>
          </table:table-cell>
          <table:table-cell office:value-type="string">
            <text:p>x</text:p>
          </table:table-cell>
          <table:table-cell office:value-type="string">
            <text:p>X2B</text:p>
          </table:table-cell>
          <table:table-cell office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X1B</text:p>
          </table:table-cell>
          <table:table-cell/>
          <table:table-cell office:value-type="string">
            <text:p>T2D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FDM</text:p>
          </table:table-cell>
          <table:table-cell office:value-type="string">
            <text:p>V1N</text:p>
          </table:table-cell>
          <table:table-cell office:value-type="string">
            <text:p>LTM</text:p>
          </table:table-cell>
          <table:table-cell office:value-type="string">
            <text:p>V1N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2B</text:p>
          </table:table-cell>
          <table:table-cell office:value-type="string">
            <text:p>N8B</text:p>
          </table:table-cell>
          <table:table-cell table:number-columns-repeated="2"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LTK</text:p>
          </table:table-cell>
          <table:table-cell/>
          <table:table-cell office:value-type="string">
            <text:p>V2B</text:p>
          </table:table-cell>
          <table:table-cell office:value-type="string">
            <text:p>N2P</text:p>
          </table:table-cell>
          <table:table-cell office:value-type="string">
            <text:p>T2D</text:p>
          </table:table-cell>
          <table:table-cell office:value-type="string">
            <text:p>K2B</text:p>
          </table:table-cell>
          <table:table-cell office:value-type="string">
            <text:p>V1N</text:p>
          </table:table-cell>
          <table:table-cell office:value-type="string">
            <text:p>LTM</text:p>
          </table:table-cell>
          <table:table-cell office:value-type="string">
            <text:p>R2N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2B</text:p>
          </table:table-cell>
          <table:table-cell office:value-type="string">
            <text:p>R2N</text:p>
          </table:table-cell>
          <table:table-cell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R2N</text:p>
          </table:table-cell>
          <table:table-cell/>
          <table:table-cell office:value-type="string">
            <text:p>LTL</text:p>
          </table:table-cell>
          <table:table-cell office:value-type="string">
            <text:p>LT1</text:p>
          </table:table-cell>
          <table:table-cell office:value-type="string">
            <text:p>T2D</text:p>
          </table:table-cell>
          <table:table-cell office:value-type="string">
            <text:p>V2B</text:p>
          </table:table-cell>
          <table:table-cell office:value-type="string">
            <text:p>R2N</text:p>
          </table:table-cell>
          <table:table-cell office:value-type="string">
            <text:p>LTM</text:p>
          </table:table-cell>
          <table:table-cell office:value-type="string">
            <text:p>R2N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N2N</text:p>
          </table:table-cell>
          <table:table-cell office:value-type="string">
            <text:p>X2B</text:p>
          </table:table-cell>
          <table:table-cell office:value-type="string">
            <text:p>N2N</text:p>
          </table:table-cell>
          <table:table-cell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N6B</text:p>
          </table:table-cell>
          <table:table-cell/>
          <table:table-cell office:value-type="string">
            <text:p>V1N</text:p>
          </table:table-cell>
          <table:table-cell office:value-type="string">
            <text:p>N2N</text:p>
          </table:table-cell>
          <table:table-cell office:value-type="string">
            <text:p>T2D</text:p>
          </table:table-cell>
          <table:table-cell office:value-type="string">
            <text:p>K2B</text:p>
          </table:table-cell>
          <table:table-cell office:value-type="string">
            <text:p>V1N</text:p>
          </table:table-cell>
          <table:table-cell/>
          <table:table-cell office:value-type="string">
            <text:p>N2N</text:p>
          </table:table-cell>
          <table:table-cell office:value-type="string">
            <text:p>x</text:p>
          </table:table-cell>
          <table:table-cell office:value-type="string">
            <text:p>LTM</text:p>
          </table:table-cell>
          <table:table-cell/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N2N</text:p>
          </table:table-cell>
          <table:table-cell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V1N</text:p>
          </table:table-cell>
          <table:table-cell/>
          <table:table-cell office:value-type="string">
            <text:p>R2N</text:p>
          </table:table-cell>
          <table:table-cell office:value-type="string">
            <text:p>R3N</text:p>
          </table:table-cell>
          <table:table-cell table:number-columns-repeated="2" office:value-type="string">
            <text:p>V1N</text:p>
          </table:table-cell>
          <table:table-cell office:value-type="string">
            <text:p>R4N</text:p>
          </table:table-cell>
          <table:table-cell/>
          <table:table-cell office:value-type="string">
            <text:p>V1N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2B</text:p>
          </table:table-cell>
          <table:table-cell office:value-type="string">
            <text:p>R2N</text:p>
          </table:table-cell>
          <table:table-cell table:number-columns-repeated="2"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R2P</text:p>
          </table:table-cell>
          <table:table-cell/>
          <table:table-cell office:value-type="string">
            <text:p>R2N</text:p>
          </table:table-cell>
          <table:table-cell office:value-type="string">
            <text:p>R2P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/>
          <table:table-cell office:value-type="string">
            <text:p>X2B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2B</text:p>
          </table:table-cell>
          <table:table-cell office:value-type="string">
            <text:p>N2N</text:p>
          </table:table-cell>
          <table:table-cell office:value-type="string">
            <text:p>x</text:p>
          </table:table-cell>
          <table:table-cell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V2B</text:p>
          </table:table-cell>
          <table:table-cell/>
          <table:table-cell office:value-type="string">
            <text:p>R3N</text:p>
          </table:table-cell>
          <table:table-cell office:value-type="string">
            <text:p>R2N</text:p>
          </table:table-cell>
          <table:table-cell office:value-type="string">
            <text:p>x</text:p>
          </table:table-cell>
          <table:table-cell office:value-type="string">
            <text:p>N2N</text:p>
          </table:table-cell>
          <table:table-cell office:value-type="string">
            <text:p>N4N</text:p>
          </table:table-cell>
          <table:table-cell/>
          <table:table-cell office:value-type="string">
            <text:p>N2N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V1N</text:p>
          </table:table-cell>
          <table:table-cell office:value-type="string">
            <text:p>N2N</text:p>
          </table:table-cell>
          <table:table-cell office:value-type="string">
            <text:p>V1N</text:p>
          </table:table-cell>
          <table:table-cell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V2B</text:p>
          </table:table-cell>
          <table:table-cell/>
          <table:table-cell office:value-type="string">
            <text:p>R2N</text:p>
          </table:table-cell>
          <table:table-cell office:value-type="string">
            <text:p>V2B</text:p>
          </table:table-cell>
          <table:table-cell office:value-type="string">
            <text:p>x</text:p>
          </table:table-cell>
          <table:table-cell office:value-type="string">
            <text:p>FDM</text:p>
          </table:table-cell>
          <table:table-cell office:value-type="string">
            <text:p>N4N</text:p>
          </table:table-cell>
          <table:table-cell/>
          <table:table-cell office:value-type="string">
            <text:p>R2N</text:p>
          </table:table-cell>
          <table:table-cell office:value-type="string">
            <text:p>X2B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V1N</text:p>
          </table:table-cell>
          <table:table-cell table:number-columns-repeated="2"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T2D</text:p>
          </table:table-cell>
          <table:table-cell/>
          <table:table-cell office:value-type="string">
            <text:p>R2N</text:p>
          </table:table-cell>
          <table:table-cell office:value-type="string">
            <text:p>LT4</text:p>
          </table:table-cell>
          <table:table-cell office:value-type="string">
            <text:p>T2D</text:p>
          </table:table-cell>
          <table:table-cell office:value-type="string">
            <text:p>V2B</text:p>
          </table:table-cell>
          <table:table-cell office:value-type="string">
            <text:p>N4N</text:p>
          </table:table-cell>
          <table:table-cell/>
          <table:table-cell office:value-type="string">
            <text:p>X2B</text:p>
          </table:table-cell>
          <table:table-cell office:value-type="string">
            <text:p>N2N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N2N</text:p>
          </table:table-cell>
          <table:table-cell office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T2D</text:p>
          </table:table-cell>
          <table:table-cell/>
          <table:table-cell office:value-type="string">
            <text:p>R2N</text:p>
          </table:table-cell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V1N</text:p>
          </table:table-cell>
          <table:table-cell office:value-type="string">
            <text:p>N4N</text:p>
          </table:table-cell>
          <table:table-cell/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2"/>
          <table:table-cell table:number-columns-repeated="4"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T2D</text:p>
          </table:table-cell>
          <table:table-cell/>
          <table:table-cell office:value-type="string">
            <text:p>FDO</text:p>
          </table:table-cell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V1N</text:p>
          </table:table-cell>
          <table:table-cell office:value-type="string">
            <text:p>N4N</text:p>
          </table:table-cell>
          <table:table-cell/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3"/>
          <table:table-cell office:value-type="string">
            <text:p>X2B</text:p>
          </table:table-cell>
          <table:table-cell table:number-columns-repeated="2"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53x</text:p>
          </table:table-cell>
          <table:table-cell office:value-type="string">
            <text:p>x</text:p>
          </table:table-cell>
          <table:table-cell office:value-type="string">
            <text:p>V2B</text:p>
          </table:table-cell>
          <table:table-cell office:value-type="string">
            <text:p>V1N</text:p>
          </table:table-cell>
          <table:table-cell office:value-type="string">
            <text:p>N4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N2N</text:p>
          </table:table-cell>
          <table:table-cell table:number-columns-repeated="2" office:value-type="string">
            <text:p>R2N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>
            <text:p>C43</text:p>
          </table:table-cell>
          <table:table-cell table:number-columns-repeated="2"/>
          <table:table-cell table:number-columns-repeated="3" office:value-type="string">
            <text:p>V1N</text:p>
          </table:table-cell>
          <table:table-cell office:value-type="string">
            <text:p>N4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N2N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T2D</text:p>
          </table:table-cell>
          <table:table-cell table:number-columns-repeated="2" office:value-type="string">
            <text:p>V1N</text:p>
          </table:table-cell>
          <table:table-cell office:value-type="string">
            <text:p>LTM</text:p>
          </table:table-cell>
          <table:table-cell/>
          <table:table-cell office:value-type="string">
            <text:p>LTM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2B</text:p>
          </table:table-cell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T2D</text:p>
          </table:table-cell>
          <table:table-cell table:number-columns-repeated="2" office:value-type="string">
            <text:p>V1N</text:p>
          </table:table-cell>
          <table:table-cell office:value-type="string">
            <text:p>LTM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2B</text:p>
          </table:table-cell>
          <table:table-cell/>
          <table:table-cell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2" office:value-type="string">
            <text:p>T2D</text:p>
          </table:table-cell>
          <table:table-cell office:value-type="string">
            <text:p>N2N</text:p>
          </table:table-cell>
          <table:table-cell office:value-type="string">
            <text:p>LTM</text:p>
          </table:table-cell>
          <table:table-cell/>
          <table:table-cell office:value-type="string">
            <text:p>x</text:p>
          </table:table-cell>
          <table:table-cell office:value-type="string">
            <text:p>T44</text:p>
          </table:table-cell>
          <table:table-cell table:number-columns-repeated="3"/>
          <table:table-cell office:value-type="string">
            <text:p>N2N</text:p>
          </table:table-cell>
          <table:table-cell/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X2B</text:p>
          </table:table-cell>
          <table:table-cell office:value-type="string">
            <text:p>LTM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2B</text:p>
          </table:table-cell>
          <table:table-cell/>
          <table:table-cell office:value-type="string">
            <text:p>V1N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T2D</text:p>
          </table:table-cell>
          <table:table-cell office:value-type="string">
            <text:p>LT4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N2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V1N</text:p>
          </table:table-cell>
          <table:table-cell/>
          <table:table-cell office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V2B</text:p>
          </table:table-cell>
          <table:table-cell office:value-type="string">
            <text:p>T2D</text:p>
          </table:table-cell>
          <table:table-cell office:value-type="string">
            <text:p>N2N</text:p>
          </table:table-cell>
          <table:table-cell table:number-columns-repeated="2"/>
          <table:table-cell office:value-type="string">
            <text:p>FD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N2N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number-columns-repeated="2" office:value-type="string">
            <text:p>x</text:p>
          </table:table-cell>
          <table:table-cell office:value-type="string">
            <text:p>N2N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N2N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LT4</text:p>
          </table:table-cell>
          <table:table-cell office:value-type="string">
            <text:p>x</text:p>
          </table:table-cell>
          <table:table-cell office:value-type="string">
            <text:p>N2N</text:p>
          </table:table-cell>
          <table:table-cell table:number-columns-repeated="2"/>
          <table:table-cell office:value-type="string">
            <text:p>FDN</text:p>
          </table:table-cell>
          <table:table-cell table:number-columns-repeated="6"/>
          <table:table-cell office:value-type="string">
            <text:p>R2N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FDN</text:p>
          </table:table-cell>
          <table:table-cell table:number-columns-repeated="6"/>
          <table:table-cell office:value-type="string">
            <text:p>X2B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number-columns-repeated="2" office:value-type="string">
            <text:p>T2D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T2D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T2D</text:p>
          </table:table-cell>
          <table:table-cell office:value-type="string">
            <text:p>V1N</text:p>
          </table:table-cell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T2D</text:p>
          </table:table-cell>
          <table:table-cell office:value-type="string">
            <text:p>V2B</text:p>
          </table:table-cell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T2D</text:p>
          </table:table-cell>
          <table:table-cell office:value-type="string">
            <text:p>V2B</text:p>
          </table:table-cell>
          <table:table-cell office:value-type="string">
            <text:p>N8B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T2D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V1N</text:p>
          </table:table-cell>
          <table:table-cell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N8B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N2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1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x</text:p>
          </table:table-cell>
          <table:table-cell table:number-columns-repeated="101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1">11/07/2021</text:date>, <text:time>16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0:57:13.15</meta:creation-date>
    <meta:generator>OpenOffice/4.1.7$Win32 OpenOffice.org_project/417m1$Build-9800</meta:generator>
    <dc:date>2021-07-11T16:38:02.49</dc:date>
    <meta:editing-duration>P2DT2H12M30S</meta:editing-duration>
    <meta:editing-cycles>57</meta:editing-cycles>
    <meta:document-statistic meta:table-count="3" meta:cell-count="844" meta:object-count="0"/>
  </office:meta>
</office:document-meta>
</file>